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T1" style:family="text">
      <style:text-properties style:text-position="sub 58%" fo:font-size="18pt" style:font-size-asian="18pt" style:font-size-complex="18pt"/>
    </style:style>
    <style:style style:name="T2" style:family="text">
      <style:text-properties style:text-position="sub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.111cm" svg:height="1.17cm" svg:x="1.189cm" svg:y="4.4cm">
          <draw:text-box>
            <text:p>hit(x<text:span text:style-name="T1">n</text:span>)</text:p>
          </draw:text-box>
        </draw:frame>
        <draw:rect draw:style-name="gr2" draw:text-style-name="P1" draw:layer="layout" svg:width="4cm" svg:height="1cm" svg:x="3.6cm" svg:y="3cm">
          <text:p text:style-name="P1">x<text:span text:style-name="T2">1</text:span> x<text:span text:style-name="T2">2</text:span> … x<text:span text:style-name="T2">n-1</text:span></text:p>
        </draw:rect>
        <draw:rect draw:style-name="gr2" draw:text-style-name="P1" draw:layer="layout" svg:width="1cm" svg:height="1cm" svg:x="7.6cm" svg:y="3cm">
          <text:p text:style-name="P1">x<text:span text:style-name="T2">n</text:span></text:p>
        </draw:rect>
        <draw:rect draw:style-name="gr2" draw:text-style-name="P1" draw:layer="layout" svg:width="4cm" svg:height="1cm" svg:x="8.6cm" svg:y="3cm">
          <text:p text:style-name="P1">x<text:span text:style-name="T2">n+1</text:span> x<text:span text:style-name="T2">n+2</text:span> … x<text:span text:style-name="T2">w</text:span></text:p>
        </draw:rect>
        <draw:rect draw:style-name="gr2" draw:text-style-name="P1" draw:layer="layout" svg:width="4cm" svg:height="1cm" svg:x="4.6cm" svg:y="6cm">
          <text:p text:style-name="P1">x<text:span text:style-name="T2">1</text:span> x<text:span text:style-name="T2">2</text:span> … x<text:span text:style-name="T2">n-1</text:span></text:p>
        </draw:rect>
        <draw:rect draw:style-name="gr2" draw:text-style-name="P1" draw:layer="layout" svg:width="1cm" svg:height="1cm" svg:x="3.6cm" svg:y="6cm">
          <text:p text:style-name="P1">x<text:span text:style-name="T2">n</text:span></text:p>
        </draw:rect>
        <draw:rect draw:style-name="gr2" draw:text-style-name="P1" draw:layer="layout" svg:width="4cm" svg:height="1cm" svg:x="8.6cm" svg:y="6cm">
          <text:p text:style-name="P1">x<text:span text:style-name="T2">n+1</text:span> x<text:span text:style-name="T2">n+2</text:span> … x<text:span text:style-name="T2">w</text:span></text:p>
        </draw:rect>
        <draw:line draw:style-name="gr3" draw:text-style-name="P1" draw:layer="layout" svg:x1="5.6cm" svg:y1="4cm" svg:x2="7.1cm" svg:y2="6cm">
          <text:p/>
        </draw:line>
        <draw:line draw:style-name="gr3" draw:text-style-name="P1" draw:layer="layout" svg:x1="8.1cm" svg:y1="4cm" svg:x2="4.1cm" svg:y2="6cm">
          <text:p/>
        </draw:line>
        <draw:line draw:style-name="gr4" draw:text-style-name="P1" draw:layer="layout" svg:x1="13.6cm" svg:y1="1.5cm" svg:x2="13.6cm" svg:y2="8cm">
          <text:p/>
        </draw:line>
        <draw:frame draw:style-name="gr1" draw:layer="layout" svg:width="4.968cm" svg:height="1.882cm" svg:x="21.458cm" svg:y="4.5cm">
          <draw:text-box>
            <text:p>miss(x)<text:line-break/>x<text:span text:style-name="T2">w</text:span> вытесняется</text:p>
          </draw:text-box>
        </draw:frame>
        <draw:rect draw:style-name="gr2" draw:text-style-name="P1" draw:layer="layout" svg:width="4.9cm" svg:height="1cm" svg:x="14.7cm" svg:y="3cm">
          <text:p text:style-name="P1">x<text:span text:style-name="T2">1</text:span> x<text:span text:style-name="T2">2 <text:s text:c="2"/></text:span><text:s/>… x<text:span text:style-name="T2">w-1</text:span></text:p>
        </draw:rect>
        <draw:rect draw:style-name="gr2" draw:text-style-name="P1" draw:layer="layout" svg:width="1cm" svg:height="1cm" svg:x="19.6cm" svg:y="3cm">
          <text:p text:style-name="P1">x<text:span text:style-name="T2">w</text:span></text:p>
        </draw:rect>
        <draw:rect draw:style-name="gr2" draw:text-style-name="P1" draw:layer="layout" svg:width="4.9cm" svg:height="1cm" svg:x="15.7cm" svg:y="6cm">
          <text:p text:style-name="P1">x<text:span text:style-name="T2">1</text:span> x<text:span text:style-name="T2">2 <text:s text:c="2"/></text:span><text:s/>… x<text:span text:style-name="T2">w-1</text:span></text:p>
        </draw:rect>
        <draw:rect draw:style-name="gr2" draw:text-style-name="P1" draw:layer="layout" svg:width="1cm" svg:height="1cm" svg:x="14.7cm" svg:y="6cm">
          <text:p text:style-name="P1">x</text:p>
        </draw:rect>
        <draw:line draw:style-name="gr3" draw:text-style-name="P1" draw:layer="layout" svg:x1="20.1cm" svg:y1="4cm" svg:x2="21.1cm" svg:y2="4.5cm">
          <text:p/>
        </draw:line>
        <draw:line draw:style-name="gr3" draw:text-style-name="P1" draw:layer="layout" svg:x1="14.1cm" svg:y1="5.4cm" svg:x2="15.1cm" svg:y2="5.9cm">
          <text:p/>
        </draw:line>
        <draw:line draw:style-name="gr3" draw:text-style-name="P1" draw:layer="layout" svg:x1="10.8cm" svg:y1="4cm" svg:x2="10.8cm" svg:y2="6cm">
          <text:p/>
        </draw:line>
        <draw:line draw:style-name="gr3" draw:text-style-name="P1" draw:layer="layout" svg:x1="15.2cm" svg:y1="4cm" svg:x2="16.7cm" svg:y2="6cm">
          <text:p/>
        </draw:line>
        <draw:line draw:style-name="gr3" draw:text-style-name="P1" draw:layer="layout" svg:x1="18.2cm" svg:y1="4cm" svg:x2="19.7cm" svg:y2="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Ivan Ivanov</meta:initial-creator>
    <meta:creation-date>2009-06-24T14:25:57.21</meta:creation-date>
    <dc:date>2010-09-08T16:29:09.77</dc:date>
    <dc:creator>Ivan Ivanov</dc:creator>
    <meta:editing-duration>PT00H12M48S</meta:editing-duration>
    <meta:editing-cycles>4</meta:editing-cycles>
    <meta:generator>OpenOffice.org/3.2$Win32 OpenOffice.org_project/320m12$Build-9483</meta:generator>
    <meta:document-statistic meta:object-count="20"/>
    <meta:user-defined meta:name="Info 1"/>
    <meta:user-defined meta:name="Info 2"/>
    <meta:user-defined meta:name="Info 3"/>
    <meta:user-defined meta:name="Info 4"/>
  </office:meta>
</office:document-meta>
</file>